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A3" table:display-filter-buttons="true">
          <table:filter>
            <table:filter-and>
              <table:filter-condition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lywire</meta:initial-creator>
    <meta:creation-date>2023-02-20T16:32:11.923000000</meta:creation-date>
    <dc:date>2023-02-20T16:34:46.044000000</dc:date>
    <dc:creator>flywire</dc:creator>
    <meta:editing-duration>PT2M34S</meta:editing-duration>
    <meta:editing-cycles>1</meta:editing-cycles>
    <meta:document-statistic meta:table-count="1" meta:cell-count="3" meta:object-count="0"/>
    <meta:generator>LibreOffice/7.5.0.2$Windows_X86_64 LibreOffice_project/c0dd1bc3f1a385d110b88e26ece634da94921f58</meta:generator>
  </office:meta>
</office:document-meta>
</file>